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ODO:</text:p>
      <text:list text:style-name="L1">
        <text:list-item>
          <text:p text:style-name="P1">☐ How to contribute to this repository</text:p>
          <text:list text:style-name="L2">
            <text:list-item>
              <text:p text:style-name="P2">one time changes can be submitted by opening a PR</text:p>
            </text:list-item>
            <text:list-item>
              <text:p text:style-name="P2">submitting feedback is also contributing; we should discuss the instructions for doing that here</text:p>
            </text:list-item>
            <text:list-item>
              <text:p text:style-name="P2">how to become a member of a contributing team (inctructors/UCAs); maybe some way to request invite?</text:p>
            </text:list-item>
            <text:list-item>
              <text:p text:style-name="P2">do we add outside collaborators as collaborators (this is a Github permission/role and allows committing changes without forking)</text:p>
            </text:list-item>
          </text:list>
        </text:list-item>
        <text:list-item>
          <text:p text:style-name="P1">☐ How to become a UC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/>
    <meta:initial-creator/>
    <dc:creator/>
    <meta:creation-date>2021-05-15T19:46:16Z</meta:creation-date>
    <dc:date>2021-05-15T19:46:16Z</dc:date>
    <meta:user-defined meta:name="default-code-class" meta:value-type="string">csharp</meta:user-defined>
  </office:meta>
</office:document-meta>
</file>